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fo:color="#000000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number-columns-repeated="2" table:default-cell-style-name="ce1"/>
        <table:table-column table:style-name="co6" table:number-columns-repeated="1017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" office:value-type="string" calcext:value-type="string">
            <text:p>Pre-examen</text:p>
          </table:table-cell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35" calcext:value-type="float">
            <text:p><text:s/>0.03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/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/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5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signación correcta de coordenadas de texturas en cuadro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correcta al menos un objeto con la textura 0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de la luz puntual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Hay en la escena un cilindro texturizado (p.ej. lata de refresco) y una esfera texturizada (p.ej. tierra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6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una clase cámara que almacena sus parámetros intrínsecos y extrínsec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cámaras en la escena (obligatorio: una ortográfica y una perspectiva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La cámara activa se mueve en torno al objeto seleccionado con el ratón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puede hacer zoom con cada cámara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l cambiar la proporción de la ventana (ancho/alto) no se deforman los objetos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seleccionan objetos en la escena iluminada con materiales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La camara activa, sin objeto seleccionado, se mueve en primera persona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Las cámaras conservan su estado al pasar de una a otra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Los objetos seleccionables se visualizan de forma especial</text:p>
          </table:table-cell>
          <table:table-cell table:style-name="ce12" office:value-type="float" office:value="0.12" calcext:value-type="float">
            <text:p><text:s/>0.12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8" table:number-columns-repeated="3"/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15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9:20:14.644105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1-12-08T19:29:37.248836939</dc:date>
    <meta:editing-cycles>11</meta:editing-cycles>
    <meta:editing-duration>PT8H44M45S</meta:editing-duration>
    <meta:document-statistic meta:table-count="1" meta:cell-count="144" meta:object-count="0"/>
  </office:meta>
</office:document-meta>
</file>